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rsid="00080852" officeooo:paragraph-rsid="00080852"/>
    </style:style>
    <style:style style:name="P2" style:family="paragraph" style:parent-style-name="Heading_20_3">
      <style:paragraph-properties fo:text-align="center" style:justify-single-word="false"/>
      <style:text-properties fo:font-weight="bold" officeooo:rsid="00080852" officeooo:paragraph-rsid="00080852" style:font-weight-asian="bold" style:font-weight-complex="bold"/>
    </style:style>
    <style:style style:name="P3" style:family="paragraph" style:parent-style-name="Heading_20_3" style:list-style-name="L26"/>
    <style:style style:name="P4" style:family="paragraph" style:parent-style-name="Heading_20_4">
      <style:text-properties fo:background-color="#ffffff"/>
    </style:style>
    <style:style style:name="P5" style:family="paragraph" style:parent-style-name="Preformatted_20_Text">
      <style:paragraph-properties fo:margin-left="0cm" fo:margin-right="0cm" fo:text-indent="0cm" style:auto-text-indent="false" style:writing-mode="lr-tb"/>
    </style:style>
    <style:style style:name="P6" style:family="paragraph" style:parent-style-name="Preformatted_20_Text">
      <style:paragraph-properties style:writing-mode="lr-tb"/>
    </style:style>
    <style:style style:name="P7" style:family="paragraph" style:parent-style-name="Preformatted_20_Text">
      <style:paragraph-properties fo:margin-top="0cm" fo:margin-bottom="0.499cm" style:contextual-spacing="false" style:writing-mode="lr-tb"/>
    </style:style>
    <style:style style:name="P8" style:family="paragraph" style:parent-style-name="Standard">
      <style:text-properties officeooo:rsid="00080852" officeooo:paragraph-rsid="00080852"/>
    </style:style>
    <style:style style:name="P9" style:family="paragraph" style:parent-style-name="Standard">
      <style:paragraph-properties fo:text-align="center" style:justify-single-word="false"/>
      <style:text-properties fo:font-weight="bold" officeooo:rsid="00080852" officeooo:paragraph-rsid="00080852" style:font-weight-asian="bold" style:font-weight-complex="bold"/>
    </style:style>
    <style:style style:name="P10" style:family="paragraph" style:parent-style-name="Text_20_body" style:list-style-name="L1"/>
    <style:style style:name="P11" style:family="paragraph" style:parent-style-name="Text_20_body" style:list-style-name="L1">
      <style:paragraph-properties fo:margin-top="0cm" fo:margin-bottom="0cm" style:contextual-spacing="false"/>
    </style:style>
    <style:style style:name="P12" style:family="paragraph" style:parent-style-name="Text_20_body" style:list-style-name="L2"/>
    <style:style style:name="P13" style:family="paragraph" style:parent-style-name="Text_20_body" style:list-style-name="L2">
      <style:paragraph-properties fo:margin-top="0cm" fo:margin-bottom="0cm" style:contextual-spacing="false"/>
    </style:style>
    <style:style style:name="P14" style:family="paragraph" style:parent-style-name="Text_20_body">
      <style:text-properties officeooo:rsid="00080852" officeooo:paragraph-rsid="00080852"/>
    </style:style>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8">
      <style:paragraph-properties fo:margin-top="0cm" fo:margin-bottom="0cm" style:contextual-spacing="false"/>
    </style:style>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1"/>
    <style:style style:name="P35" style:family="paragraph" style:parent-style-name="Text_20_body" style:list-style-name="L22"/>
    <style:style style:name="P36" style:family="paragraph" style:parent-style-name="Text_20_body" style:list-style-name="L23"/>
    <style:style style:name="P37" style:family="paragraph" style:parent-style-name="Text_20_body" style:list-style-name="L24"/>
    <style:style style:name="P38" style:family="paragraph" style:parent-style-name="Text_20_body" style:list-style-name="L25"/>
    <style:style style:name="P39" style:family="paragraph" style:parent-style-name="Text_20_body" style:list-style-name="L26"/>
    <style:style style:name="P40" style:family="paragraph" style:parent-style-name="Text_20_body" style:list-style-name="L27"/>
    <style:style style:name="P41" style:family="paragraph" style:parent-style-name="Text_20_body" style:list-style-name="L28"/>
    <style:style style:name="P42" style:family="paragraph" style:parent-style-name="Text_20_body" style:list-style-name="L29"/>
    <style:style style:name="P43" style:family="paragraph" style:parent-style-name="Text_20_body" style:list-style-name="L30"/>
    <style:style style:name="P44" style:family="paragraph" style:parent-style-name="Text_20_body" style:list-style-name="L31"/>
    <style:style style:name="P45" style:family="paragraph" style:parent-style-name="Text_20_body" style:list-style-name="L32"/>
    <style:style style:name="P46" style:family="paragraph" style:parent-style-name="Text_20_body" style:list-style-name="L32">
      <style:paragraph-properties fo:margin-top="0cm" fo:margin-bottom="0cm" style:contextual-spacing="false"/>
    </style:style>
    <style:style style:name="P47" style:family="paragraph" style:parent-style-name="Text_20_body" style:list-style-name="L21">
      <style:text-properties officeooo:rsid="00081696" officeooo:paragraph-rsid="00081696" fo:background-color="#ffffff"/>
    </style:style>
    <style:style style:name="P48" style:family="paragraph" style:parent-style-name="Text_20_body" style:list-style-name="L33"/>
    <style:style style:name="T1" style:family="text">
      <style:text-properties fo:background-color="#ffff00" loext:char-shading-value="0"/>
    </style:style>
    <style:style style:name="T2" style:family="text">
      <style:text-properties fo:background-color="#ffff00" loext:char-shading-value="0"/>
    </style:style>
    <style:style style:name="T3" style:family="text"/>
    <style:style style:name="T4" style:family="text">
      <style:text-properties fo:background-color="#ffffff" loext:char-shading-value="0"/>
    </style:style>
    <style:style style:name="T5" style:family="text">
      <style:text-properties fo:background-color="#ffffff" loext:char-shading-value="0"/>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5.1 Análisis Descriptivo</text:h>
      <text:h text:style-name="Heading_20_4" text:outline-level="4">5.1.1 Carga de Datos y Preparación</text:h>
      <text:list text:style-name="L19">
        <text:list-item>
          <text:p text:style-name="P32"><text:span text:style-name="Strong_20_Emphasis">Idea:</text:span> Verifica la integridad de los datos. Por ejemplo, asegúrate de que no haya valores faltantes o incoherentes, y considera explorar la distribución inicial de los datos. También, verifica la consistencia en las fechas (por ejemplo, si hay fechas fuera del rango esperado).</text:p>
        </text:list-item>
      </text:list>
      <text:h text:style-name="Heading_20_4" text:outline-level="4">5.1.2 Resumen Estadístico de las Variables Numéricas</text:h>
      <text:list text:style-name="L20">
        <text:list-item>
          <text:p text:style-name="P33"><text:span text:style-name="Strong_20_Emphasis">Idea:</text:span> Realiza un análisis comparativo entre las variables más relevantes, como el precio medio por tipo de propiedad o la ocupación por barrio. Puedes utilizar tablas resumen para identificar valores atípicos o distribuciones inesperadas.</text:p>
        </text:list-item>
      </text:list>
      <text:h text:style-name="P4" text:outline-level="4">5.1.3 Análisis de Segmentación por Precio</text:h>
      <text:list text:style-name="L21">
        <text:list-item>
          <text:p text:style-name="P34"><text:span text:style-name="Strong_20_Emphasis"><text:span text:style-name="T5">Idea:</text:span></text:span><text:span text:style-name="T5"> Aplica técnicas de clustering para identificar diferentes segmentos de precios. Puedes explorar si hay diferencias notables entre los segmentos en cuanto a características como el tipo de propiedad, la ubicación o la ocupación.</text:span></text:p>
        </text:list-item>
        <text:list-item>
          <text:p text:style-name="P47">Host y superhost</text:p>
        </text:list-item>
      </text:list>
      <text:h text:style-name="Heading_20_4" text:outline-level="4">5.1.4 Identificación y Análisis de Outliers</text:h>
      <text:list text:style-name="L22">
        <text:list-item>
          <text:p text:style-name="P35"><text:span text:style-name="Strong_20_Emphasis">Idea:</text:span> Utiliza gráficos como boxplots para identificar outliers en las variables clave (precio, ocupación). Investiga si estos outliers corresponden a propiedades con características especiales o si podrían ser errores en los datos.</text:p>
        </text:list-item>
      </text:list>
      <text:h text:style-name="Heading_20_3" text:outline-level="3">5.2 Visualización de Datos</text:h>
      <text:h text:style-name="Heading_20_4" text:outline-level="4">5.2.1 Visualización de la Distribución de Precios</text:h>
      <text:list text:style-name="L23">
        <text:list-item>
          <text:p text:style-name="P36"><text:span text:style-name="Strong_20_Emphasis">Idea:</text:span> Explora la distribución de precios para diferentes tipos de propiedades y en diferentes áreas geográficas. Considera también visualizar la distribución por período de tiempo (antes y después de un evento importante como la pandemia).</text:p>
        </text:list-item>
      </text:list>
      <text:h text:style-name="Heading_20_4" text:outline-level="4">5.2.2 Visualización por Segmentos de Precio</text:h>
      <text:list text:style-name="L24">
        <text:list-item>
          <text:p text:style-name="P37"><text:span text:style-name="Strong_20_Emphasis">Idea:</text:span> Analiza cómo varían las características de las propiedades dentro de cada segmento de precio. Por ejemplo, podrías ver si los segmentos más caros tienden a tener más habitaciones, mejores puntuaciones o estar ubicados en barrios específicos.</text:p>
        </text:list-item>
      </text:list>
      <text:h text:style-name="Heading_20_4" text:outline-level="4">5.2.3 Análisis Espacial de la Distribución de Propiedades</text:h>
      <text:list text:style-name="L25">
        <text:list-item>
          <text:p text:style-name="P38"><text:span text:style-name="Strong_20_Emphasis">Idea:</text:span> Crea mapas de calor para mostrar la densidad de propiedades en diferentes barrios, y superpon estos mapas con la segmentación de precios. Esto te permitirá identificar si hay correlaciones entre la ubicación y los segmentos de precios.</text:p>
        </text:list-item>
      </text:list>
      <text:h text:style-name="Heading_20_3" text:outline-level="3"><text:soft-page-break/>5.3 Correlación entre Variables</text:h>
      <text:h text:style-name="Heading_20_4" text:outline-level="4">5.3.1 Análisis de Correlación entre Variables Numéricas</text:h>
      <text:list xml:id="list1898901084" text:style-name="L26">
        <text:list-item>
          <text:p text:style-name="P39"><text:span text:style-name="Strong_20_Emphasis">Idea:</text:span> Identifica relaciones significativas entre variables clave, como el precio y el número de habitaciones o la disponibilidad. Esto te puede ayudar a entender qué factores tienen más influencia en los precios.</text:p>
          <text:list>
            <text:list-item>
              <text:list>
                <text:list-item>
                  <text:h text:style-name="P3" text:outline-level="3"><text:span text:style-name="Strong_20_Emphasis">Recomendaciones para profundizar:</text:span></text:h>
                </text:list-item>
              </text:list>
            </text:list-item>
          </text:list>
        </text:list-item>
      </text:list>
      <text:list text:style-name="L33">
        <text:list-item>
          <text:p text:style-name="P48"><text:span text:style-name="Strong_20_Emphasis"><text:span text:style-name="T2">Segmento Básico</text:span></text:span><text:span text:style-name="T2">: Investigar más a fondo la relación entre la puntuación de la ubicación (</text:span><text:span text:style-name="Source_20_Text"><text:span text:style-name="T2">review_scores_location</text:span></text:span><text:span text:style-name="T2">) y el precio. Esto podría revelar zonas o áreas específicas dentro del segmento básico donde la ubicación es un factor determinante para fijar los precios.</text:span></text:p>
        </text:list-item>
        <text:list-item>
          <text:p text:style-name="P48"><text:span text:style-name="Strong_20_Emphasis"><text:span text:style-name="T2">Segmento Premium</text:span></text:span><text:span text:style-name="T2">: Profundizar en la relación entre las puntuaciones generales de evaluación (</text:span><text:span text:style-name="Source_20_Text"><text:span text:style-name="T2">review_scores_rating</text:span></text:span><text:span text:style-name="T2">) y el precio, para entender mejor el impacto de las evaluaciones de los clientes en las propiedades de mayor calidad.</text:span></text:p>
        </text:list-item>
        <text:list-item>
          <text:p text:style-name="P48"><text:span text:style-name="Strong_20_Emphasis"><text:span text:style-name="T2">Segmento Exclusivo</text:span></text:span><text:span text:style-name="T2">: Explorar la razón detrás de las correlaciones negativas en este segmento (habitaciones y baños en particular) y considerar un análisis cualitativo para determinar qué características no cuantificadas en este análisis podrían estar impulsando los precios en las propiedades de lujo.</text:span></text:p>
        </text:list-item>
      </text:list>
      <text:list text:continue-list="list1898901084" text:style-name="L26">
        <text:list-item>
          <text:p text:style-name="P39"/>
        </text:list-item>
      </text:list>
      <text:h text:style-name="Heading_20_4" text:outline-level="4">5.3.2 Visualización de la Correlación mediante Mapas de Calor</text:h>
      <text:list text:style-name="L27">
        <text:list-item>
          <text:p text:style-name="P40"><text:span text:style-name="Strong_20_Emphasis">Idea:</text:span> Utiliza un mapa de calor para visualizar las correlaciones entre varias variables, destacando aquellas que tengan una correlación alta o inesperada, y profundiza en el análisis de estas relaciones.</text:p>
        </text:list-item>
      </text:list>
      <text:h text:style-name="Heading_20_4" text:outline-level="4">5.3.3 Relación entre Valoraciones y Precios</text:h>
      <text:list text:style-name="L28">
        <text:list-item>
          <text:p text:style-name="P41"><text:span text:style-name="Strong_20_Emphasis">Idea:</text:span> Examina cómo varían las valoraciones de los usuarios en función del precio. Esto podría darte insights sobre si los usuarios perciben una buena relación calidad-precio en diferentes segmentos.</text:p>
        </text:list-item>
      </text:list>
      <text:h text:style-name="Heading_20_4" text:outline-level="4">5.3.4 Análisis de la Relación entre Precio y Número de Reseñas</text:h>
      <text:list text:style-name="L29">
        <text:list-item>
          <text:p text:style-name="P42"><text:span text:style-name="Strong_20_Emphasis">Idea:</text:span> Investiga si existe una correlación entre el precio y el número de reseñas que recibe una propiedad. Esto podría indicar que los precios más bajos atraen a más huéspedes, o que las propiedades más caras tienen una clientela más exclusiva.</text:p>
        </text:list-item>
      </text:list>
      <text:h text:style-name="Heading_20_4" text:outline-level="4">5.3.5 Análisis de la Relación entre Precio y Valoraciones</text:h>
      <text:list text:style-name="L30">
        <text:list-item>
          <text:p text:style-name="P43"><text:span text:style-name="Strong_20_Emphasis">Idea:</text:span> Compara las valoraciones de las propiedades con su precio para identificar si los precios más altos están asociados con mejores valoraciones, o si existen discrepancias en la percepción del valor por parte de los usuarios.</text:p>
        </text:list-item>
      </text:list>
      <text:h text:style-name="Heading_20_4" text:outline-level="4"><text:soft-page-break/>5.3.6 Análisis de Áreas Mejor Valoradas</text:h>
      <text:list text:style-name="L31">
        <text:list-item>
          <text:p text:style-name="P44"><text:span text:style-name="Strong_20_Emphasis">Idea:</text:span> Identifica las áreas con las mejores valoraciones y analiza si existe una relación con el precio, el tipo de propiedad o la ocupación. Esto te permitirá destacar las áreas más deseables y evaluar si están siendo valoradas adecuadamente en términos de precio.</text:p>
        </text:list-item>
      </text:list>
      <text:h text:style-name="Heading_20_3" text:outline-level="3">Consideraciones Generales</text:h>
      <text:list text:style-name="L32">
        <text:list-item>
          <text:p text:style-name="P46"><text:span text:style-name="Strong_20_Emphasis">Explora Relaciones Temporales:</text:span> Analiza cómo han evolucionado las diferentes variables (precios, ocupación, valoraciones) a lo largo del tiempo. Esto te permitirá entender cómo eventos específicos (como la pandemia) han afectado el mercado.</text:p>
        </text:list-item>
        <text:list-item>
          <text:p text:style-name="P46"><text:span text:style-name="Strong_20_Emphasis">Comparación entre Tipos de Propiedad:</text:span> Considera hacer comparaciones directas entre los diferentes tipos de propiedad para ver cuál ofrece la mejor relación calidad-precio, cuál tiene mayor demanda, o cuál es más valorado por los usuarios.</text:p>
        </text:list-item>
        <text:list-item>
          <text:p text:style-name="P45"><text:span text:style-name="Strong_20_Emphasis">Análisis de Segmentos de Mercado:</text:span> Identifica si hay segmentos de mercado subrepresentados o sobrevalorados y considera estrategias para ajustar precios o mejorar la oferta en esos segmentos.</text:p>
        </text:list-item>
      </text:list>
      <text:p text:style-name="P9"/>
      <text:p text:style-name="P9"/>
      <text:p text:style-name="P9"/>
      <text:p text:style-name="P9"/>
      <text:p text:style-name="P9">Posibles análisis adicionales</text:p>
      <text:p text:style-name="P8"/>
      <text:p text:style-name="P14">¡Exactamente! Lo que has observado es muy revelador y es un excelente punto de partida para un análisis más profundo sobre la relación entre la actividad de un anfitrión en la plataforma y la valoración que recibe por parte de los huéspedes.</text:p>
      <text:h text:style-name="Heading_20_3" text:outline-level="3"><text:span text:style-name="Strong_20_Emphasis">Posibles Líneas de Análisis:</text:span></text:h>
      <text:list text:style-name="L1">
        <text:list-item>
          <text:p text:style-name="P10"><text:span text:style-name="Strong_20_Emphasis">Relación entre Tasa de Respuesta y Número de Reseñas:</text:span></text:p>
          <text:list>
            <text:list-item>
              <text:p text:style-name="P11">Explorar cómo la tasa de respuesta influye en la cantidad de reseñas que un anfitrión recibe. Esto podría mostrar si los huéspedes son menos propensos a dejar una reseña cuando el anfitrión no es receptivo.</text:p>
            </text:list-item>
          </text:list>
        </text:list-item>
        <text:list-item>
          <text:p text:style-name="P10"><text:span text:style-name="Strong_20_Emphasis">Relación entre Tasa de Respuesta y Puntuación General:</text:span></text:p>
          <text:list>
            <text:list-item>
              <text:p text:style-name="P11">Investigar si hay una correlación entre la tasa de respuesta de un anfitrión y las puntuaciones que recibe. Como ya se observa, los anfitriones con una tasa de respuesta del 0% parecen tener menos reseñas y posiblemente una menor puntuación.</text:p>
            </text:list-item>
          </text:list>
        </text:list-item>
        <text:list-item>
          <text:p text:style-name="P10"><text:span text:style-name="Strong_20_Emphasis">Impacto de la Disponibilidad en las Reseñas y Puntuaciones:</text:span></text:p>
          <text:list>
            <text:list-item>
              <text:p text:style-name="P11">Analizar si los anfitriones con mayor disponibilidad (es decir, que tienen muchos días disponibles en su calendario) tienden a tener diferentes patrones de reseñas y puntuaciones.</text:p>
            </text:list-item>
          </text:list>
        </text:list-item>
        <text:list-item>
          <text:p text:style-name="P10"><text:span text:style-name="Strong_20_Emphasis">Comparación entre Anfitriones Activos y No Activos:</text:span></text:p>
          <text:list>
            <text:list-item>
              <text:p text:style-name="P10">Hacer una segmentación clara entre anfitriones activos y no activos para comparar métricas clave como la cantidad de reseñas, la puntuación media, y otros factores que puedan influir en la experiencia del huésped.</text:p>
            </text:list-item>
          </text:list>
        </text:list-item>
      </text:list>
      <text:h text:style-name="Heading_20_3" text:outline-level="3"><text:soft-page-break/><text:span text:style-name="Strong_20_Emphasis">Código para Explorar estas Relaciones:</text:span></text:h>
      <text:p text:style-name="Text_20_body">Podrías empezar con algo como esto:</text:p>
      <text:p text:style-name="Preformatted_20_Text">python</text:p>
      <text:p text:style-name="Preformatted_20_Text">Copiar código</text:p>
      <text:p text:style-name="P5"><text:span text:style-name="Source_20_Text">import seaborn as sns</text:span></text:p>
      <text:p text:style-name="P6"><text:span text:style-name="Source_20_Text">import matplotlib.pyplot as plt</text:span></text:p>
      <text:p text:style-name="P6"/>
      <text:p text:style-name="P6"><text:span text:style-name="Source_20_Text"># Relación entre tasa de respuesta y número de reseñas</text:span></text:p>
      <text:p text:style-name="P6"><text:span text:style-name="Source_20_Text">plt.figure(figsize=(10, 6))</text:span></text:p>
      <text:p text:style-name="P6"><text:span text:style-name="Source_20_Text">sns.boxplot(x='host_response_rate', y='number_of_reviews_listings', data=listings_fusionados)</text:span></text:p>
      <text:p text:style-name="P6"><text:span text:style-name="Source_20_Text">plt.title('Relación entre Tasa de Respuesta y Número de Reseñas')</text:span></text:p>
      <text:p text:style-name="P6"><text:span text:style-name="Source_20_Text">plt.xlabel('Tasa de Respuesta')</text:span></text:p>
      <text:p text:style-name="P6"><text:span text:style-name="Source_20_Text">plt.ylabel('Número de Reseñas')</text:span></text:p>
      <text:p text:style-name="P6"><text:span text:style-name="Source_20_Text">plt.show()</text:span></text:p>
      <text:p text:style-name="P6"/>
      <text:p text:style-name="P6"><text:span text:style-name="Source_20_Text"># Relación entre tasa de respuesta y puntuación general</text:span></text:p>
      <text:p text:style-name="P6"><text:span text:style-name="Source_20_Text">plt.figure(figsize=(10, 6))</text:span></text:p>
      <text:p text:style-name="P6"><text:span text:style-name="Source_20_Text">sns.boxplot(x='host_response_rate', y='review_scores_rating', data=listings_fusionados)</text:span></text:p>
      <text:p text:style-name="P6"><text:span text:style-name="Source_20_Text">plt.title('Relación entre Tasa de Respuesta y Puntuación General')</text:span></text:p>
      <text:p text:style-name="P6"><text:span text:style-name="Source_20_Text">plt.xlabel('Tasa de Respuesta')</text:span></text:p>
      <text:p text:style-name="P6"><text:span text:style-name="Source_20_Text">plt.ylabel('Puntuación General')</text:span></text:p>
      <text:p text:style-name="P6"><text:span text:style-name="Source_20_Text">plt.show()</text:span></text:p>
      <text:p text:style-name="P6"/>
      <text:p text:style-name="P6"><text:span text:style-name="Source_20_Text"># Relación entre disponibilidad y puntuación general</text:span></text:p>
      <text:p text:style-name="P6"><text:span text:style-name="Source_20_Text">plt.figure(figsize=(10, 6))</text:span></text:p>
      <text:p text:style-name="P6"><text:span text:style-name="Source_20_Text">sns.scatterplot(x='availability_365_listings', y='review_scores_rating', hue='host_response_rate', data=listings_fusionados)</text:span></text:p>
      <text:p text:style-name="P6"><text:span text:style-name="Source_20_Text">plt.title('Relación entre Disponibilidad y Puntuación General')</text:span></text:p>
      <text:p text:style-name="P6"><text:span text:style-name="Source_20_Text">plt.xlabel('Días Disponibles en el Año')</text:span></text:p>
      <text:p text:style-name="P6"><text:span text:style-name="Source_20_Text">plt.ylabel('Puntuación General')</text:span></text:p>
      <text:p text:style-name="P7"><text:span text:style-name="Source_20_Text">plt.show()</text:span></text:p>
      <text:h text:style-name="Heading_20_3" text:outline-level="3"><text:span text:style-name="Strong_20_Emphasis">Explicación del Código:</text:span></text:h>
      <text:list text:style-name="L2">
        <text:list-item>
          <text:p text:style-name="P12"><text:span text:style-name="Strong_20_Emphasis">Boxplots de Tasa de Respuesta vs. Número de Reseñas/Puntuación General:</text:span></text:p>
          <text:list>
            <text:list-item>
              <text:p text:style-name="P13">Los boxplots mostrarán la distribución del número de reseñas y la puntuación general en función de la tasa de respuesta de los anfitriones.</text:p>
            </text:list-item>
          </text:list>
        </text:list-item>
        <text:list-item>
          <text:p text:style-name="P12"><text:span text:style-name="Strong_20_Emphasis">Scatterplot de Disponibilidad vs. Puntuación General:</text:span></text:p>
          <text:list>
            <text:list-item>
              <text:p text:style-name="P12">Este gráfico mostrará cómo la disponibilidad a lo largo del año (número de días disponibles) se relaciona con la puntuación general, coloreado por la tasa de respuesta del anfitrión.</text:p>
            </text:list-item>
          </text:list>
        </text:list-item>
      </text:list>
      <text:h text:style-name="Heading_20_3" text:outline-level="3"><text:span text:style-name="Strong_20_Emphasis">Conclusión:</text:span></text:h>
      <text:p text:style-name="Text_20_body">Este tipo de análisis puede proporcionar una visión profunda de cómo la actividad de los anfitriones en la plataforma afecta la percepción de los huéspedes. Los hallazgos pueden ser valiosos no solo para entender el comportamiento de los anfitriones, sino también para informar decisiones sobre cómo mejorar la interacción con los huéspedes.</text:p>
      <text:h text:style-name="P1" text:outline-level="3"><text:soft-page-break/>Comentarios Generales</text:h>
      <text:list text:style-name="L3">
        <text:list-item>
          <text:p text:style-name="P15"><text:span text:style-name="Strong_20_Emphasis">Carga de Datos y Preparación</text:span>: Has comenzado muy bien cargando y preparando los datos. Asegurarte de que la columna <text:span text:style-name="Source_20_Text">date</text:span> esté en el formato adecuado es un paso crucial para análisis temporales.</text:p>
        </text:list-item>
        <text:list-item>
          <text:p text:style-name="P15"><text:span text:style-name="Strong_20_Emphasis">Segmentación de Precios</text:span>: La segmentación por precios usando K-means está bien ejecutada, y el mapeo de segmentos a nombres descriptivos (Básico, Estándar, Premium, Exclusivo) mejora la interpretabilidad de los resultados.</text:p>
        </text:list-item>
        <text:list-item>
          <text:p text:style-name="P15"><text:span text:style-name="Strong_20_Emphasis">Visualización</text:span>: La utilización de <text:span text:style-name="Source_20_Text">Seaborn</text:span> y <text:span text:style-name="Source_20_Text">Matplotlib</text:span> para las visualizaciones es efectiva. Has generado gráficos que proporcionan insights valiosos, como la distribución de precios y la relación entre variables clave y el precio.</text:p>
        </text:list-item>
        <text:list-item>
          <text:p text:style-name="P15"><text:span text:style-name="Strong_20_Emphasis">Análisis Espacial</text:span>: La integración de datos geoespaciales con <text:span text:style-name="Source_20_Text">GeoPandas</text:span> para analizar la distribución de propiedades por barrio es un buen enfoque. Esto añade una dimensión importante al análisis.</text:p>
        </text:list-item>
        <text:list-item>
          <text:p text:style-name="P15"><text:span text:style-name="Strong_20_Emphasis">Correlaciones y Valoraciones</text:span>: El análisis de correlaciones y la visualización de las mismas mediante un mapa de calor ayudan a identificar relaciones importantes entre las variables, lo cual es crucial en un EDA.</text:p>
        </text:list-item>
      </text:list>
      <text:h text:style-name="Heading_20_3" text:outline-level="3">5.1 Análisis Descriptivo</text:h>
      <text:h text:style-name="Heading_20_4" text:outline-level="4">5.1.1 Carga de Datos y Preparación</text:h>
      <text:list text:style-name="L5">
        <text:list-item>
          <text:p text:style-name="P17"><text:span text:style-name="Strong_20_Emphasis">Idea:</text:span> Verifica la integridad de los datos. Por ejemplo, asegúrate de que no haya valores faltantes o incoherentes, y considera explorar la distribución inicial de los datos. También, verifica la consistencia en las fechas (por ejemplo, si hay fechas fuera del rango esperado).</text:p>
        </text:list-item>
      </text:list>
      <text:h text:style-name="Heading_20_4" text:outline-level="4">5.1.2 Resumen Estadístico de las Variables Numéricas</text:h>
      <text:list text:style-name="L6">
        <text:list-item>
          <text:p text:style-name="P18"><text:span text:style-name="Strong_20_Emphasis">Idea:</text:span> Realiza un análisis comparativo entre las variables más relevantes, como el precio medio por tipo de propiedad o la ocupación por barrio. Puedes utilizar tablas resumen para identificar valores atípicos o distribuciones inesperadas.</text:p>
        </text:list-item>
      </text:list>
      <text:h text:style-name="Heading_20_4" text:outline-level="4">5.1.3 Análisis de Segmentación por Precio</text:h>
      <text:list text:style-name="L7">
        <text:list-item>
          <text:p text:style-name="P19"><text:span text:style-name="Strong_20_Emphasis">Idea:</text:span> Aplica técnicas de clustering para identificar diferentes segmentos de precios. Puedes explorar si hay diferencias notables entre los segmentos en cuanto a características como el tipo de propiedad, la ubicación o la ocupación.</text:p>
        </text:list-item>
      </text:list>
      <text:h text:style-name="Heading_20_4" text:outline-level="4">5.1.4 Identificación y Análisis de Outliers</text:h>
      <text:list text:style-name="L8">
        <text:list-item>
          <text:p text:style-name="P20"><text:span text:style-name="Strong_20_Emphasis">Idea:</text:span> Utiliza gráficos como boxplots para identificar outliers en las variables clave (precio, ocupación). Investiga si estos outliers corresponden a propiedades con características especiales o si podrían ser errores en los datos.</text:p>
        </text:list-item>
      </text:list>
      <text:h text:style-name="Heading_20_3" text:outline-level="3"><text:soft-page-break/>5.2 Visualización de Datos</text:h>
      <text:h text:style-name="Heading_20_4" text:outline-level="4">5.2.1 Visualización de la Distribución de Precios</text:h>
      <text:list text:style-name="L9">
        <text:list-item>
          <text:p text:style-name="P21"><text:span text:style-name="Strong_20_Emphasis">Idea:</text:span> Explora la distribución de precios para diferentes tipos de propiedades y en diferentes áreas geográficas. Considera también visualizar la distribución por período de tiempo (antes y después de un evento importante como la pandemia).</text:p>
        </text:list-item>
      </text:list>
      <text:h text:style-name="Heading_20_4" text:outline-level="4">5.2.2 Visualización por Segmentos de Precio</text:h>
      <text:list text:style-name="L10">
        <text:list-item>
          <text:p text:style-name="P22"><text:span text:style-name="Strong_20_Emphasis">Idea:</text:span> Analiza cómo varían las características de las propiedades dentro de cada segmento de precio. Por ejemplo, podrías ver si los segmentos más caros tienden a tener más habitaciones, mejores puntuaciones o estar ubicados en barrios específicos.</text:p>
        </text:list-item>
      </text:list>
      <text:h text:style-name="Heading_20_4" text:outline-level="4">5.2.3 Análisis Espacial de la Distribución de Propiedades</text:h>
      <text:list text:style-name="L11">
        <text:list-item>
          <text:p text:style-name="P23"><text:span text:style-name="Strong_20_Emphasis">Idea:</text:span> Crea mapas de calor para mostrar la densidad de propiedades en diferentes barrios, y superpon estos mapas con la segmentación de precios. Esto te permitirá identificar si hay correlaciones entre la ubicación y los segmentos de precios.</text:p>
        </text:list-item>
      </text:list>
      <text:h text:style-name="Heading_20_3" text:outline-level="3">5.3 Correlación entre Variables</text:h>
      <text:h text:style-name="Heading_20_4" text:outline-level="4">5.3.1 Análisis de Correlación entre Variables Numéricas</text:h>
      <text:list text:style-name="L12">
        <text:list-item>
          <text:p text:style-name="P24"><text:span text:style-name="Strong_20_Emphasis">Idea:</text:span> Identifica relaciones significativas entre variables clave, como el precio y el número de habitaciones o la disponibilidad. Esto te puede ayudar a entender qué factores tienen más influencia en los precios.</text:p>
        </text:list-item>
      </text:list>
      <text:h text:style-name="Heading_20_4" text:outline-level="4">5.3.2 Visualización de la Correlación mediante Mapas de Calor</text:h>
      <text:list text:style-name="L13">
        <text:list-item>
          <text:p text:style-name="P25"><text:span text:style-name="Strong_20_Emphasis">Idea:</text:span> Utiliza un mapa de calor para visualizar las correlaciones entre varias variables, destacando aquellas que tengan una correlación alta o inesperada, y profundiza en el análisis de estas relaciones.</text:p>
        </text:list-item>
      </text:list>
      <text:h text:style-name="Heading_20_4" text:outline-level="4">5.3.3 Relación entre Valoraciones y Precios</text:h>
      <text:list text:style-name="L14">
        <text:list-item>
          <text:p text:style-name="P26"><text:span text:style-name="Strong_20_Emphasis">Idea:</text:span> Examina cómo varían las valoraciones de los usuarios en función del precio. Esto podría darte insights sobre si los usuarios perciben una buena relación calidad-precio en diferentes segmentos.</text:p>
        </text:list-item>
      </text:list>
      <text:h text:style-name="Heading_20_4" text:outline-level="4">5.3.4 Análisis de la Relación entre Precio y Número de Reseñas</text:h>
      <text:list text:style-name="L15">
        <text:list-item>
          <text:p text:style-name="P27"><text:span text:style-name="Strong_20_Emphasis">Idea:</text:span> Investiga si existe una correlación entre el precio y el número de reseñas que recibe una propiedad. Esto podría indicar que los precios más bajos atraen a más huéspedes, o que las propiedades más caras tienen una clientela más exclusiva.</text:p>
        </text:list-item>
      </text:list>
      <text:h text:style-name="Heading_20_4" text:outline-level="4">5.3.5 Análisis de la Relación entre Precio y Valoraciones</text:h>
      <text:list text:style-name="L16">
        <text:list-item>
          <text:p text:style-name="P28"><text:span text:style-name="Strong_20_Emphasis">Idea:</text:span> Compara las valoraciones de las propiedades con su precio para identificar si los precios más altos están asociados con mejores valoraciones, o si existen discrepancias en la percepción del valor por parte de los usuarios.</text:p>
        </text:list-item>
      </text:list>
      <text:h text:style-name="Heading_20_4" text:outline-level="4"><text:soft-page-break/>5.3.6 Análisis de Áreas Mejor Valoradas</text:h>
      <text:list text:style-name="L17">
        <text:list-item>
          <text:p text:style-name="P29"><text:span text:style-name="Strong_20_Emphasis">Idea:</text:span> Identifica las áreas con las mejores valoraciones y analiza si existe una relación con el precio, el tipo de propiedad o la ocupación. Esto te permitirá destacar las áreas más deseables y evaluar si están siendo valoradas adecuadamente en términos de precio.</text:p>
        </text:list-item>
      </text:list>
      <text:h text:style-name="Heading_20_3" text:outline-level="3">Consideraciones Generales</text:h>
      <text:list text:style-name="L18">
        <text:list-item>
          <text:p text:style-name="P31"><text:span text:style-name="Strong_20_Emphasis">Explora Relaciones Temporales:</text:span> Analiza cómo han evolucionado las diferentes variables (precios, ocupación, valoraciones) a lo largo del tiempo. Esto te permitirá entender cómo eventos específicos (como la pandemia) han afectado el mercado.</text:p>
        </text:list-item>
        <text:list-item>
          <text:p text:style-name="P31"><text:span text:style-name="Strong_20_Emphasis">Comparación entre Tipos de Propiedad:</text:span> Considera hacer comparaciones directas entre los diferentes tipos de propiedad para ver cuál ofrece la mejor relación calidad-precio, cuál tiene mayor demanda, o cuál es más valorado por los usuarios.</text:p>
        </text:list-item>
        <text:list-item>
          <text:p text:style-name="P30"><text:span text:style-name="Strong_20_Emphasis">Análisis de Segmentos de Mercado:</text:span> Identifica si hay segmentos de mercado subrepresentados o sobrevalorados y considera estrategias para ajustar precios o mejorar la oferta en esos segmentos.</text:p>
        </text:list-item>
      </text:list>
      <text:p text:style-name="Text_20_body"/>
      <text:h text:style-name="Heading_20_3" text:outline-level="3"/>
      <text:h text:style-name="Heading_20_3" text:outline-level="3">Sugerencias para Mejorar</text:h>
      <text:list text:style-name="L4">
        <text:list-item>
          <text:p text:style-name="P16"><text:span text:style-name="Strong_20_Emphasis">Documentación y Comentarios</text:span>: Aunque ya tienes varios comentarios en tu código, añadir más detalles sobre el propósito de cada bloque de código ayudaría a que otras personas (o tú mismo en el futuro) puedan entender rápidamente lo que se está haciendo en cada paso.</text:p>
        </text:list-item>
        <text:list-item>
          <text:p text:style-name="P16"><text:span text:style-name="Strong_20_Emphasis">Análisis de Outliers</text:span>: Considera añadir un análisis de outliers para las variables críticas como <text:span text:style-name="Source_20_Text">price_clean</text:span>. Esto podría revelar datos atípicos que podrían estar influyendo en los resultados y visualizaciones.</text:p>
        </text:list-item>
        <text:list-item>
          <text:p text:style-name="P16"><text:span text:style-name="Strong_20_Emphasis">Feature Engineering</text:span>: Ya que has trabajado con transformaciones como la normalización de precios y la extracción de año, podrías explorar la creación de nuevas variables (e.g., relación camas/dormitorios, densidad de reseñas por año) que podrían aportar más información al modelo.</text:p>
        </text:list-item>
        <text:list-item>
          <text:p text:style-name="P16"><text:span text:style-name="Strong_20_Emphasis">Análisis Temporal Más Detallado</text:span>: Además de la media de precios por año, podrías desglosar por meses o estaciones del año para ver si hay variaciones estacionales en los precios.</text:p>
        </text:list-item>
        <text:list-item>
          <text:p text:style-name="P16"><text:span text:style-name="Strong_20_Emphasis">Comparación de Segmentos</text:span>: Has hecho un gran trabajo segmentando y visualizando los precios, pero podrías también comparar otros aspectos como la satisfacción del cliente entre estos segmentos para ver si hay diferencias notables.</text:p>
        </text:list-item>
        <text:list-item>
          <text:p text:style-name="P16"><text:span text:style-name="Strong_20_Emphasis">Optimización del Código</text:span>: Aunque tu código es funcional, podrías modularizar algunas partes (por ejemplo, las visualizaciones) para hacer el script más organizado y reutilizable.</text:p>
        </text:list-item>
      </text:list>
      <text:p text:style-name="Text_20_body">Si necesitas ayuda con alguna parte específica del análisis o quieres explorar algo más en detalle, estaré encantado de ayudarte. ¡Sigue adelante, estás haciendo un gran trabajo!</text:p>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31T09:36:19.999000000</meta:creation-date>
    <dc:date>2024-09-08T17:51:40.298000000</dc:date>
    <meta:editing-duration>P8DT8H15M19S</meta:editing-duration>
    <meta:editing-cycles>2</meta:editing-cycles>
    <meta:generator>LibreOffice/7.6.2.1$Windows_X86_64 LibreOffice_project/56f7684011345957bbf33a7ee678afaf4d2ba333</meta:generator>
    <meta:document-statistic meta:table-count="0" meta:image-count="0" meta:object-count="0" meta:page-count="7" meta:paragraph-count="131" meta:word-count="2347" meta:character-count="15748" meta:non-whitespace-character-count="13592"/>
  </office:meta>
</office:document-meta>
</file>